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051cm" draw:marker-start-width="0.279cm" draw:marker-end="Arrowheads_20_42" draw:marker-end-width="0.381cm" draw:fill="none" draw:fill-color="#3465a4" fo:padding-top="0.15cm" fo:padding-bottom="0.15cm" fo:padding-left="0.33cm" fo:padding-right="0.275cm" loext:decorative="false"/>
    </style:style>
    <style:style style:name="gr44" style:family="graphic" style:parent-style-name="objectwithoutfill">
      <style:graphic-properties svg:stroke-width="0.051cm" draw:marker-start-width="0.279cm" draw:marker-end="Arrowheads_20_45" draw:marker-end-width="0.381cm" draw:fill="none" fo:padding-top="0.15cm" fo:padding-bottom="0.15cm" fo:padding-left="0.33cm" fo:padding-right="0.275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loext:graphic-properties draw:fill-color="#3465a4"/>
      <style:paragraph-properties fo:text-align="center" style:writing-mode="lr-tb"/>
    </style:style>
    <style:style style:name="P14" style:family="paragraph">
      <loext:graphic-properties draw:fill="none" draw:fill-color="#3465a4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custom-shape draw:style-name="gr42" draw:text-style-name="P13" xml:id="id32" draw:id="id32" draw:layer="layout" svg:width="1.588cm" svg:height="1.588cm" draw:transform="skewX (-0.0183259571459405) translate (3.04cm 2.905cm)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3" draw:id="id33" draw:layer="layout" svg:width="1.588cm" svg:height="1.588cm" draw:transform="skewX (-0.0183259571459405) translate (7.638cm 1.952cm)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9" draw:id="id39" draw:layer="layout" svg:width="1.588cm" svg:height="1.588cm" draw:transform="skewX (-0.0183259571459405) translate (12.218cm 9.255cm)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8" draw:id="id38" draw:layer="layout" svg:width="1.588cm" svg:height="1.588cm" draw:transform="skewX (-0.0183259571459405) translate (1.74cm 6.079cm)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0" draw:id="id40" draw:layer="layout" svg:width="1.588cm" svg:height="1.588cm" draw:transform="skewX (-0.0183259571459405) translate (13.517cm 5.127cm)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4" draw:id="id44" draw:layer="layout" svg:width="1.588cm" svg:height="1.588cm" draw:transform="skewX (-0.0183259571459405) translate (13.835cm 13.382cm)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5" draw:id="id35" draw:layer="layout" svg:width="1.588cm" svg:height="1.588cm" draw:transform="skewX (-0.0183259571459405) translate (3.645cm 12.43cm)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6" draw:id="id36" draw:layer="layout" svg:width="1.588cm" svg:height="1.588cm" draw:transform="skewX (-0.0183259571459405) translate (2.405cm 16.874cm)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7" draw:id="id37" draw:layer="layout" svg:width="1.588cm" svg:height="1.588cm" draw:transform="skewX (-0.0183259571459405) translate (5.868cm 8.937cm)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1" draw:id="id41" draw:layer="layout" svg:width="1.588cm" svg:height="1.588cm" draw:transform="skewX (-0.0183259571459405) translate (9.072cm 12.43cm)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5" draw:id="id45" draw:layer="layout" svg:width="1.588cm" svg:height="1.588cm" draw:transform="skewX (-0.0183259571459405) translate (16.663cm 9.89cm)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4" draw:id="id34" draw:layer="layout" svg:width="1.588cm" svg:height="1.588cm" draw:transform="skewX (-0.0183259571459405) translate (7.267cm 6.079cm)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3" draw:id="id43" draw:layer="layout" svg:width="1.588cm" svg:height="1.588cm" draw:transform="skewX (-0.0183259571459405) translate (8.408cm 14.97cm)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6" draw:id="id46" draw:layer="layout" svg:width="1.588cm" svg:height="1.588cm" draw:transform="skewX (-0.0183259571459405) translate (17.962cm 14.652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2" draw:id="id42" draw:layer="layout" svg:width="1.588cm" svg:height="1.588cm" draw:transform="skewX (-0.0183259571459405) translate (6.215cm 19.097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4" draw:layer="layout" draw:type="line" svg:x1="4.401cm" svg:y1="3.137cm" svg:x2="7.653cm" svg:y2="2.746cm" draw:start-shape="id32" draw:start-glue-point="11" draw:end-shape="id33" draw:end-glue-point="6" svg:d="M4401 3137l3252-391" svg:viewBox="0 0 3253 392">
          <text:p/>
        </draw:connector>
        <draw:connector draw:style-name="gr43" draw:text-style-name="P14" draw:layer="layout" draw:type="line" svg:x1="4.644cm" svg:y1="3.699cm" svg:x2="7.282cm" svg:y2="6.873cm" draw:start-shape="id32" draw:start-glue-point="10" draw:end-shape="id34" draw:end-glue-point="6" svg:d="M4644 3699l2638 3174" svg:viewBox="0 0 2639 3175">
          <text:p/>
        </draw:connector>
        <draw:connector draw:style-name="gr43" draw:text-style-name="P14" draw:layer="layout" draw:type="line" svg:x1="3.902cm" svg:y1="13.786cm" svg:x2="3.199cm" svg:y2="16.874cm" draw:start-shape="id35" draw:start-glue-point="7" draw:end-shape="id36" draw:end-glue-point="4" svg:d="M3902 13786l-703 3088" svg:viewBox="0 0 704 3089">
          <text:p/>
        </draw:connector>
        <draw:connector draw:style-name="gr43" draw:text-style-name="P14" draw:layer="layout" draw:type="line" svg:x1="5.883cm" svg:y1="9.731cm" svg:x2="2.564cm" svg:y2="7.667cm" draw:start-shape="id37" draw:start-glue-point="6" draw:end-shape="id38" draw:end-glue-point="8" svg:d="M5883 9731l-3319-2064" svg:viewBox="0 0 3320 2065">
          <text:p/>
        </draw:connector>
        <draw:connector draw:style-name="gr43" draw:text-style-name="P14" draw:layer="layout" draw:type="line" svg:x1="3.344cm" svg:y1="6.873cm" svg:x2="6.662cm" svg:y2="8.937cm" draw:start-shape="id38" draw:start-glue-point="10" draw:end-shape="id37" draw:end-glue-point="4" svg:d="M3344 6873l3318 2064" svg:viewBox="0 0 3319 2065">
          <text:p/>
        </draw:connector>
        <draw:connector draw:style-name="gr43" draw:text-style-name="P14" draw:layer="layout" draw:type="line" svg:x1="12.233cm" svg:y1="10.049cm" svg:x2="7.472cm" svg:y2="9.731cm" draw:start-shape="id39" draw:start-glue-point="6" draw:end-shape="id37" draw:end-glue-point="10" svg:d="M12233 10049l-4761-318" svg:viewBox="0 0 4762 319">
          <text:p/>
        </draw:connector>
        <draw:connector draw:style-name="gr43" draw:text-style-name="P14" draw:layer="layout" draw:type="line" svg:x1="12.475cm" svg:y1="10.611cm" svg:x2="13.774cm" svg:y2="6.483cm" draw:start-shape="id39" draw:start-glue-point="7" draw:end-shape="id40" draw:end-glue-point="7" svg:d="M12475 10611l1299-4128" svg:viewBox="0 0 1300 4129">
          <text:p/>
        </draw:connector>
        <draw:connector draw:style-name="gr43" draw:text-style-name="P14" draw:layer="layout" draw:type="line" svg:x1="9.087cm" svg:y1="13.224cm" svg:x2="6.692cm" svg:y2="10.525cm" draw:start-shape="id41" draw:start-glue-point="6" draw:end-shape="id37" draw:end-glue-point="8" svg:d="M9087 13224l-2395-2699" svg:viewBox="0 0 2396 2700">
          <text:p/>
        </draw:connector>
        <draw:connector draw:style-name="gr43" draw:text-style-name="P14" draw:layer="layout" draw:type="line" svg:x1="7.576cm" svg:y1="19.329cm" svg:x2="9.232cm" svg:y2="16.558cm" draw:start-shape="id42" draw:start-glue-point="11" draw:end-shape="id43" draw:end-glue-point="8" svg:d="M7576 19329l1656-2771" svg:viewBox="0 0 1657 2772">
          <text:p/>
        </draw:connector>
        <draw:connector draw:style-name="gr43" draw:text-style-name="P14" draw:layer="layout" draw:type="line" svg:x1="15.196cm" svg:y1="13.614cm" svg:x2="16.92cm" svg:y2="11.246cm" draw:start-shape="id44" draw:start-glue-point="11" draw:end-shape="id45" draw:end-glue-point="7" svg:d="M15196 13614l1724-2368" svg:viewBox="0 0 1725 2369">
          <text:p/>
        </draw:connector>
        <draw:connector draw:style-name="gr43" draw:text-style-name="P14" draw:layer="layout" draw:type="line" svg:x1="18.044cm" svg:y1="11.246cm" svg:x2="18.756cm" svg:y2="14.652cm" draw:start-shape="id45" draw:start-glue-point="9" draw:end-shape="id46" draw:end-glue-point="4" svg:d="M18044 11246l712 3406" svg:viewBox="0 0 713 3407">
          <text:p/>
        </draw:connector>
        <draw:connector draw:style-name="gr43" draw:text-style-name="P14" draw:layer="layout" draw:type="line" svg:x1="16.9cm" svg:y1="10.122cm" svg:x2="13.822cm" svg:y2="10.049cm" draw:start-shape="id45" draw:start-glue-point="5" draw:end-shape="id39" draw:end-glue-point="10" svg:d="M16900 10122l-3078-73" svg:viewBox="0 0 3079 74">
          <text:p/>
        </draw:connector>
        <draw:connector draw:style-name="gr43" draw:text-style-name="P14" draw:layer="layout" draw:type="line" svg:x1="14.341cm" svg:y1="6.715cm" svg:x2="17.457cm" svg:y2="9.89cm" draw:start-shape="id40" draw:start-glue-point="8" draw:end-shape="id45" draw:end-glue-point="4" svg:d="M14341 6715l3116 3175" svg:viewBox="0 0 3117 3176">
          <text:p/>
        </draw:connector>
        <draw:connector draw:style-name="gr43" draw:text-style-name="P14" draw:layer="layout" draw:type="line" svg:x1="7.229cm" svg:y1="9.169cm" svg:x2="13.532cm" svg:y2="5.921cm" draw:start-shape="id37" draw:start-glue-point="11" draw:end-shape="id40" draw:end-glue-point="6" svg:d="M7229 9169l6303-3248" svg:viewBox="0 0 6304 3249">
          <text:p/>
        </draw:connector>
        <draw:connector draw:style-name="gr43" draw:text-style-name="P14" draw:layer="layout" draw:type="line" svg:x1="9.242cm" svg:y1="2.746cm" svg:x2="14.311cm" svg:y2="5.127cm" draw:start-shape="id33" draw:start-glue-point="10" draw:end-shape="id40" draw:end-glue-point="4" svg:d="M9242 2746l5069 2381" svg:viewBox="0 0 5070 2382">
          <text:p/>
        </draw:connector>
        <draw:connector draw:style-name="gr43" draw:text-style-name="P14" draw:layer="layout" draw:type="line" svg:x1="13.754cm" svg:y1="5.359cm" svg:x2="9.019cm" svg:y2="3.308cm" draw:start-shape="id40" draw:start-glue-point="5" draw:end-shape="id33" draw:end-glue-point="9" svg:d="M13754 5359l-4735-2051" svg:viewBox="0 0 4736 2052">
          <text:p/>
        </draw:connector>
        <draw:connector draw:style-name="gr43" draw:text-style-name="P14" draw:layer="layout" draw:type="line" svg:x1="7.504cm" svg:y1="6.311cm" svg:x2="7.895cm" svg:y2="3.308cm" draw:start-shape="id34" draw:start-glue-point="5" draw:end-shape="id33" draw:end-glue-point="7" svg:d="M7504 6311l391-3003" svg:viewBox="0 0 392 3004">
          <text:p/>
        </draw:connector>
        <draw:connector draw:style-name="gr43" draw:text-style-name="P14" draw:layer="layout" draw:type="line" svg:x1="8.462cm" svg:y1="3.54cm" svg:x2="8.628cm" svg:y2="6.311cm" draw:start-shape="id33" draw:start-glue-point="8" draw:end-shape="id34" draw:end-glue-point="11" svg:d="M8462 3540l166 2771" svg:viewBox="0 0 167 2772">
          <text:p/>
        </draw:connector>
        <draw:connector draw:style-name="gr43" draw:text-style-name="P14" draw:layer="layout" draw:type="line" svg:x1="2.534cm" svg:y1="6.079cm" svg:x2="3.297cm" svg:y2="4.261cm" draw:start-shape="id38" draw:start-glue-point="4" draw:end-shape="id32" draw:end-glue-point="7" svg:d="M2534 6079l763-1818" svg:viewBox="0 0 764 1819">
          <text:p/>
        </draw:connector>
        <draw:connector draw:style-name="gr43" draw:text-style-name="P14" draw:layer="layout" draw:type="line" svg:x1="4.009cm" svg:y1="17.668cm" svg:x2="6.452cm" svg:y2="19.329cm" draw:start-shape="id36" draw:start-glue-point="10" draw:end-shape="id42" draw:end-glue-point="5" svg:d="M4009 17668l2443 1661" svg:viewBox="0 0 2444 1662">
          <text:p/>
        </draw:connector>
        <draw:connector draw:style-name="gr43" draw:text-style-name="P14" draw:layer="layout" draw:type="line" svg:x1="8.645cm" svg:y1="15.202cm" svg:x2="5.249cm" svg:y2="13.224cm" draw:start-shape="id43" draw:start-glue-point="5" draw:end-shape="id35" draw:end-glue-point="10" svg:d="M8645 15202l-3396-1978" svg:viewBox="0 0 3397 1979">
          <text:p/>
        </draw:connector>
        <draw:connector draw:style-name="gr43" draw:text-style-name="P14" draw:layer="layout" draw:type="line" svg:x1="15.216cm" svg:y1="14.738cm" svg:x2="17.977cm" svg:y2="15.446cm" draw:start-shape="id44" draw:start-glue-point="9" draw:end-shape="id46" draw:end-glue-point="6" svg:d="M15216 14738l2761 708" svg:viewBox="0 0 2762 709">
          <text:p/>
        </draw:connector>
        <draw:connector draw:style-name="gr43" draw:text-style-name="P14" draw:layer="layout" draw:type="line" svg:x1="10.453cm" svg:y1="13.786cm" svg:x2="13.85cm" svg:y2="14.176cm" draw:start-shape="id41" draw:start-glue-point="9" draw:end-shape="id44" draw:end-glue-point="6" svg:d="M10453 13786l3397 390" svg:viewBox="0 0 3398 391">
          <text:p/>
        </draw:connector>
        <draw:connector draw:style-name="gr43" draw:text-style-name="P14" draw:layer="layout" draw:type="line" svg:x1="10.676cm" svg:y1="13.224cm" svg:x2="16.678cm" svg:y2="10.684cm" draw:start-shape="id41" draw:start-glue-point="10" draw:end-shape="id45" draw:end-glue-point="6" svg:d="M10676 13224l6002-2540" svg:viewBox="0 0 6003 2541">
          <text:p/>
        </draw:connector>
        <draw:connector draw:style-name="gr44" draw:text-style-name="P3" draw:layer="layout" svg:x1="19.566cm" svg:y1="15.446cm" svg:x2="15.121cm" svg:y2="5.921cm" draw:start-shape="id46" draw:start-glue-point="10" draw:end-shape="id40" draw:end-glue-point="10" svg:d="M19566 15446h500v-9525h-4945" svg:viewBox="0 0 4946 9526">
          <text:p/>
        </draw:connector>
        <draw:connector draw:style-name="gr43" draw:text-style-name="P14" draw:layer="layout" draw:type="line" svg:x1="9.866cm" svg:y1="12.43cm" svg:x2="12.475cm" svg:y2="10.611cm" draw:start-shape="id41" draw:start-glue-point="4" draw:end-shape="id39" draw:end-glue-point="7" svg:d="M9866 12430l2609-1819" svg:viewBox="0 0 2610 182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MacOSX_AARCH64 LibreOffice_project/51a6219feb6075d9a4c46691dcfe0cd9c4fff3c2</meta:generator>
    <dc:date>2024-07-04T10:25:18.293156404</dc:date>
    <meta:editing-duration>PT2H27M8S</meta:editing-duration>
    <meta:editing-cycles>16</meta:editing-cycles>
    <meta:document-statistic meta:object-count="127"/>
  </office:meta>
</office:document-meta>
</file>